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4df8f" officeooo:paragraph-rsid="0004df8f"/>
    </style:style>
    <style:style style:name="P2" style:family="paragraph" style:parent-style-name="Standard">
      <style:text-properties officeooo:rsid="0007d066" officeooo:paragraph-rsid="0007d066"/>
    </style:style>
    <style:style style:name="P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6" style:family="paragraph" style:parent-style-name="Heading_20_1">
      <style:text-properties officeooo:rsid="00142481" officeooo:paragraph-rsid="00142481"/>
    </style:style>
    <style:style style:name="P7" style:family="paragraph" style:parent-style-name="Heading_20_3">
      <style:text-properties officeooo:rsid="000a05fe" officeooo:paragraph-rsid="000a05fe"/>
    </style:style>
    <style:style style:name="P8" style:family="paragraph" style:parent-style-name="Heading_20_3">
      <style:text-properties officeooo:paragraph-rsid="000ab1fe"/>
    </style:style>
    <style:style style:name="P9" style:family="paragraph" style:parent-style-name="Heading_20_3">
      <style:text-properties officeooo:paragraph-rsid="000ef240"/>
    </style:style>
    <style:style style:name="P10" style:family="paragraph" style:parent-style-name="Heading_20_3">
      <style:text-properties officeooo:rsid="00120036" officeooo:paragraph-rsid="00120036"/>
    </style:style>
    <style:style style:name="P11" style:family="paragraph" style:parent-style-name="Heading_20_3">
      <style:text-properties officeooo:paragraph-rsid="00120036"/>
    </style:style>
    <style:style style:name="P12" style:family="paragraph" style:parent-style-name="Heading_20_3">
      <style:text-properties officeooo:paragraph-rsid="00108b8e"/>
    </style:style>
    <style:style style:name="P13" style:family="paragraph" style:parent-style-name="Text_20_body" style:list-style-name="L1">
      <style:text-properties officeooo:rsid="00142481" officeooo:paragraph-rsid="00142481"/>
    </style:style>
    <style:style style:name="P14" style:family="paragraph" style:parent-style-name="Text_20_body" style:list-style-name="L1">
      <style:text-properties officeooo:rsid="00142481" officeooo:paragraph-rsid="0015dc8d"/>
    </style:style>
    <style:style style:name="P15" style:family="paragraph" style:parent-style-name="Text_20_body" style:list-style-name="L1">
      <style:text-properties officeooo:rsid="0015dc8d" officeooo:paragraph-rsid="0015dc8d"/>
    </style:style>
    <style:style style:name="P16" style:family="paragraph" style:parent-style-name="Text_20_body" style:list-style-name="L1">
      <style:text-properties officeooo:rsid="0015dc8d" officeooo:paragraph-rsid="0016f4e4"/>
    </style:style>
    <style:style style:name="P17" style:family="paragraph" style:parent-style-name="Text_20_body" style:list-style-name="L2">
      <style:text-properties officeooo:rsid="0015dc8d" officeooo:paragraph-rsid="0015dc8d"/>
    </style:style>
    <style:style style:name="P18" style:family="paragraph" style:parent-style-name="Text_20_body" style:list-style-name="L2">
      <style:text-properties officeooo:rsid="0015dc8d" officeooo:paragraph-rsid="0017413e"/>
    </style:style>
    <style:style style:name="P19" style:family="paragraph" style:parent-style-name="Text_20_body" style:list-style-name="L1">
      <style:text-properties fo:font-weight="bold" officeooo:rsid="0015dc8d" officeooo:paragraph-rsid="0016f4e4" style:font-weight-asian="bold" style:font-weight-complex="bold"/>
    </style:style>
    <style:style style:name="P20" style:family="paragraph" style:parent-style-name="Text_20_body" style:list-style-name="L2">
      <style:text-properties officeooo:rsid="0016f4e4" officeooo:paragraph-rsid="0016f4e4"/>
    </style:style>
    <style:style style:name="P21" style:family="paragraph" style:parent-style-name="Text_20_body" style:list-style-name="L2">
      <style:text-properties officeooo:rsid="0016f4e4" officeooo:paragraph-rsid="0017413e"/>
    </style:style>
    <style:style style:name="P22" style:family="paragraph" style:parent-style-name="Text_20_body" style:list-style-name="L3">
      <style:text-properties officeooo:rsid="0008f287" officeooo:paragraph-rsid="000b37cf"/>
    </style:style>
    <style:style style:name="P23" style:family="paragraph" style:parent-style-name="Text_20_body" style:list-style-name="L3">
      <style:text-properties officeooo:rsid="0008f287" officeooo:paragraph-rsid="0008f287"/>
    </style:style>
    <style:style style:name="P24" style:family="paragraph" style:parent-style-name="Text_20_body" style:list-style-name="L4">
      <style:text-properties officeooo:rsid="0007d066" officeooo:paragraph-rsid="000c3cf6"/>
    </style:style>
    <style:style style:name="P25" style:family="paragraph" style:parent-style-name="Text_20_body" style:list-style-name="L4">
      <style:text-properties officeooo:rsid="0007d066" officeooo:paragraph-rsid="000b37cf"/>
    </style:style>
    <style:style style:name="P26" style:family="paragraph" style:parent-style-name="Text_20_body" style:list-style-name="L4">
      <style:text-properties officeooo:rsid="0007d066" officeooo:paragraph-rsid="0007d066"/>
    </style:style>
    <style:style style:name="P27" style:family="paragraph" style:parent-style-name="Text_20_body" style:list-style-name="L4">
      <style:text-properties officeooo:rsid="0007d066" officeooo:paragraph-rsid="000ba809"/>
    </style:style>
    <style:style style:name="P28" style:family="paragraph" style:parent-style-name="Text_20_body" style:list-style-name="L4">
      <style:text-properties officeooo:rsid="000b37cf" officeooo:paragraph-rsid="000ba809"/>
    </style:style>
    <style:style style:name="P29" style:family="paragraph" style:parent-style-name="Text_20_body" style:list-style-name="L4">
      <style:text-properties officeooo:rsid="000b37cf" officeooo:paragraph-rsid="000c3cf6"/>
    </style:style>
    <style:style style:name="P30" style:family="paragraph" style:parent-style-name="Text_20_body" style:list-style-name="L4">
      <style:text-properties officeooo:rsid="000ba809" officeooo:paragraph-rsid="000ba809"/>
    </style:style>
    <style:style style:name="P31" style:family="paragraph" style:parent-style-name="Text_20_body" style:list-style-name="L4">
      <style:text-properties officeooo:rsid="00064fab" officeooo:paragraph-rsid="00064fab"/>
    </style:style>
    <style:style style:name="P32" style:family="paragraph" style:parent-style-name="Text_20_body" style:list-style-name="L3">
      <style:text-properties officeooo:rsid="000a05fe" officeooo:paragraph-rsid="000a05fe"/>
    </style:style>
    <style:style style:name="P33" style:family="paragraph" style:parent-style-name="Text_20_body" style:list-style-name="L5">
      <style:text-properties officeooo:rsid="000a05fe" officeooo:paragraph-rsid="000a05fe"/>
    </style:style>
    <style:style style:name="P34" style:family="paragraph" style:parent-style-name="Text_20_body" style:list-style-name="L5">
      <style:text-properties officeooo:rsid="000a05fe" officeooo:paragraph-rsid="0017672d"/>
    </style:style>
    <style:style style:name="P35" style:family="paragraph" style:parent-style-name="Text_20_body" style:list-style-name="L8">
      <style:text-properties officeooo:rsid="000a05fe" officeooo:paragraph-rsid="000a05fe"/>
    </style:style>
    <style:style style:name="P36" style:family="paragraph" style:parent-style-name="Text_20_body" style:list-style-name="L6">
      <style:text-properties officeooo:rsid="000ab1fe" officeooo:paragraph-rsid="000ab1fe"/>
    </style:style>
    <style:style style:name="P37" style:family="paragraph" style:parent-style-name="Text_20_body" style:list-style-name="L7">
      <style:text-properties officeooo:rsid="000ab1fe" officeooo:paragraph-rsid="000ab1fe"/>
    </style:style>
    <style:style style:name="P38" style:family="paragraph" style:parent-style-name="Text_20_body" style:list-style-name="L9">
      <style:text-properties officeooo:rsid="00121fe3" officeooo:paragraph-rsid="00121fe3"/>
    </style:style>
    <style:style style:name="P39" style:family="paragraph" style:parent-style-name="Text_20_body" style:list-style-name="L10">
      <style:text-properties officeooo:rsid="000ef240" officeooo:paragraph-rsid="000ef240"/>
    </style:style>
    <style:style style:name="P40" style:family="paragraph" style:parent-style-name="Text_20_body" style:list-style-name="L11">
      <style:text-properties officeooo:rsid="000ef240" officeooo:paragraph-rsid="000ef240"/>
    </style:style>
    <style:style style:name="P41" style:family="paragraph" style:parent-style-name="Text_20_body" style:list-style-name="L14">
      <style:text-properties officeooo:rsid="000ef240" officeooo:paragraph-rsid="00108b8e"/>
    </style:style>
    <style:style style:name="P42" style:family="paragraph" style:parent-style-name="Text_20_body" style:list-style-name="L12">
      <style:text-properties officeooo:rsid="00108b8e" officeooo:paragraph-rsid="00108b8e"/>
    </style:style>
    <style:style style:name="P43" style:family="paragraph" style:parent-style-name="Text_20_body" style:list-style-name="L13">
      <style:text-properties officeooo:rsid="00108b8e" officeooo:paragraph-rsid="00108b8e"/>
    </style:style>
    <style:style style:name="P44" style:family="paragraph" style:parent-style-name="Heading_20_2">
      <style:text-properties officeooo:rsid="0015dc8d" officeooo:paragraph-rsid="0015dc8d"/>
    </style:style>
    <style:style style:name="P45" style:family="paragraph" style:parent-style-name="Heading_20_2">
      <style:text-properties officeooo:paragraph-rsid="0008f287"/>
    </style:style>
    <style:style style:name="P46" style:family="paragraph" style:parent-style-name="Heading_20_2">
      <style:text-properties officeooo:rsid="00108b8e" officeooo:paragraph-rsid="00108b8e"/>
    </style:style>
    <style:style style:name="T1" style:family="text">
      <style:text-properties officeooo:rsid="00064fab"/>
    </style:style>
    <style:style style:name="T2" style:family="text">
      <style:text-properties officeooo:rsid="0008f287"/>
    </style:style>
    <style:style style:name="T3" style:family="text">
      <style:text-properties officeooo:rsid="000ab1fe"/>
    </style:style>
    <style:style style:name="T4" style:family="text">
      <style:text-properties officeooo:rsid="000b37cf"/>
    </style:style>
    <style:style style:name="T5" style:family="text">
      <style:text-properties officeooo:rsid="000ba809"/>
    </style:style>
    <style:style style:name="T6" style:family="text">
      <style:text-properties officeooo:rsid="000ef240"/>
    </style:style>
    <style:style style:name="T7" style:family="text">
      <style:text-properties officeooo:rsid="0015dc8d"/>
    </style:style>
    <style:style style:name="T8" style:family="text">
      <style:text-properties officeooo:rsid="0017413e"/>
    </style:style>
    <style:style style:name="T9" style:family="text">
      <style:text-properties officeooo:rsid="0017672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inux – Practicum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"><text:a xlink:type="simple" xlink:href="#__RefHeading___Toc1818_295234804" text:style-name="Index_20_Link" text:visited-style-name="Index_20_Link">Scenario:<text:tab/>1</text:a></text:p>
          <text:p text:style-name="P4"><text:a xlink:type="simple" xlink:href="#__RefHeading___Toc1820_295234804" text:style-name="Index_20_Link" text:visited-style-name="Index_20_Link">Objective:<text:tab/>2</text:a></text:p>
          <text:p text:style-name="P4"><text:a xlink:type="simple" xlink:href="#__RefHeading___Toc897_455010953" text:style-name="Index_20_Link" text:visited-style-name="Index_20_Link">Prerequisites:<text:tab/>2</text:a></text:p>
          <text:p text:style-name="P3"><text:a xlink:type="simple" xlink:href="#__RefHeading___Toc901_455010953" text:style-name="Index_20_Link" text:visited-style-name="Index_20_Link">Computer-<text:tab/>2</text:a></text:p>
          <text:p text:style-name="P3"><text:a xlink:type="simple" xlink:href="#__RefHeading___Toc903_455010953" text:style-name="Index_20_Link" text:visited-style-name="Index_20_Link">Software-<text:tab/>2</text:a></text:p>
          <text:p text:style-name="P3"><text:a xlink:type="simple" xlink:href="#__RefHeading___Toc905_455010953" text:style-name="Index_20_Link" text:visited-style-name="Index_20_Link">Optional- (But recommended)<text:tab/>2</text:a></text:p>
          <text:p text:style-name="P4"><text:a xlink:type="simple" xlink:href="#__RefHeading___Toc1822_295234804" text:style-name="Index_20_Link" text:visited-style-name="Index_20_Link">Stages:<text:tab/>2</text:a></text:p>
          <text:p text:style-name="P3"><text:a xlink:type="simple" xlink:href="#__RefHeading___Toc899_455010953" text:style-name="Index_20_Link" text:visited-style-name="Index_20_Link">Stage 00- Setup<text:tab/>2</text:a></text:p>
          <text:p text:style-name="P3"><text:a xlink:type="simple" xlink:href="#__RefHeading___Toc1824_295234804" text:style-name="Index_20_Link" text:visited-style-name="Index_20_Link">Stage 01- Installation-<text:tab/>3</text:a></text:p>
          <text:p text:style-name="P5"><text:a xlink:type="simple" xlink:href="#__RefHeading___Toc1834_295234804" text:style-name="Index_20_Link" text:visited-style-name="Index_20_Link">1 Partitioning (Custom/Expert)<text:tab/>3</text:a></text:p>
          <text:p text:style-name="P5"><text:a xlink:type="simple" xlink:href="#__RefHeading___Toc1838_295234804" text:style-name="Index_20_Link" text:visited-style-name="Index_20_Link">2 Applications, User, &amp; Software<text:tab/>3</text:a></text:p>
          <text:p text:style-name="P3"><text:a xlink:type="simple" xlink:href="#__RefHeading___Toc1826_295234804" text:style-name="Index_20_Link" text:visited-style-name="Index_20_Link">Stage 02- Network Configuration<text:tab/>4</text:a></text:p>
          <text:p text:style-name="P5"><text:a xlink:type="simple" xlink:href="#__RefHeading___Toc1871_295234804" text:style-name="Index_20_Link" text:visited-style-name="Index_20_Link">1 Hostname, IP, DNS, Route<text:tab/>4</text:a></text:p>
          <text:p text:style-name="P5"><text:a xlink:type="simple" xlink:href="#__RefHeading___Toc1840_295234804" text:style-name="Index_20_Link" text:visited-style-name="Index_20_Link">2 Update Software<text:tab/>4</text:a></text:p>
          <text:p text:style-name="P5"><text:a xlink:type="simple" xlink:href="#__RefHeading___Toc1873_295234804" text:style-name="Index_20_Link" text:visited-style-name="Index_20_Link">3 Remote Access<text:tab/>4</text:a></text:p>
          <text:p text:style-name="P5"><text:a xlink:type="simple" xlink:href="#__RefHeading___Toc1842_295234804" text:style-name="Index_20_Link" text:visited-style-name="Index_20_Link">4 User Access<text:tab/>4</text:a></text:p>
          <text:p text:style-name="P3"><text:a xlink:type="simple" xlink:href="#__RefHeading___Toc1828_295234804" text:style-name="Index_20_Link" text:visited-style-name="Index_20_Link">Stage 03- Applications<text:tab/>5</text:a></text:p>
          <text:p text:style-name="P5"><text:a xlink:type="simple" xlink:href="#__RefHeading___Toc1875_295234804" text:style-name="Index_20_Link" text:visited-style-name="Index_20_Link">1 Repositories<text:tab/>5</text:a></text:p>
          <text:p text:style-name="P5"><text:a xlink:type="simple" xlink:href="#__RefHeading___Toc1877_295234804" text:style-name="Index_20_Link" text:visited-style-name="Index_20_Link">2 RPM management<text:tab/>5</text:a></text:p>
          <text:p text:style-name="P5"><text:a xlink:type="simple" xlink:href="#__RefHeading___Toc1879_295234804" text:style-name="Index_20_Link" text:visited-style-name="Index_20_Link">3 Source Management<text:tab/>5</text:a></text:p>
          <text:p text:style-name="P3"><text:a xlink:type="simple" xlink:href="#__RefHeading___Toc1881_295234804" text:style-name="Index_20_Link" text:visited-style-name="Index_20_Link">Stage 04- Servers<text:tab/>5</text:a></text:p>
          <text:p text:style-name="P5"><text:a xlink:type="simple" xlink:href="#__RefHeading___Toc1846_295234804" text:style-name="Index_20_Link" text:visited-style-name="Index_20_Link">1 NFS<text:tab/>5</text:a></text:p>
          <text:p text:style-name="P5"><text:a xlink:type="simple" xlink:href="#__RefHeading___Toc1848_295234804" text:style-name="Index_20_Link" text:visited-style-name="Index_20_Link">2 SFTP<text:tab/>5</text:a></text:p>
          <text:p text:style-name="P5"><text:a xlink:type="simple" xlink:href="#__RefHeading___Toc1850_295234804" text:style-name="Index_20_Link" text:visited-style-name="Index_20_Link">3 Web<text:tab/>5</text:a></text:p>
          <text:p text:style-name="P3"><text:a xlink:type="simple" xlink:href="#__RefHeading___Toc1830_295234804" text:style-name="Index_20_Link" text:visited-style-name="Index_20_Link">Stage 05- Automation &amp; System Management<text:tab/>5</text:a></text:p>
          <text:p text:style-name="P5"><text:a xlink:type="simple" xlink:href="#__RefHeading___Toc1852_295234804" text:style-name="Index_20_Link" text:visited-style-name="Index_20_Link">1 Scripting<text:tab/>5</text:a></text:p>
          <text:p text:style-name="P5"><text:a xlink:type="simple" xlink:href="#__RefHeading___Toc1860_295234804" text:style-name="Index_20_Link" text:visited-style-name="Index_20_Link">2 LVM Management<text:tab/>5</text:a></text:p>
          <text:p text:style-name="P3"><text:a xlink:type="simple" xlink:href="#__RefHeading___Toc1832_295234804" text:style-name="Index_20_Link" text:visited-style-name="Index_20_Link">Stage 06- Backup, Maintenance, &amp; Monitoring<text:tab/>5</text:a></text:p>
          <text:p text:style-name="P5"><text:a xlink:type="simple" xlink:href="#__RefHeading___Toc1862_295234804" text:style-name="Index_20_Link" text:visited-style-name="Index_20_Link">1 SystemD<text:tab/>5</text:a></text:p>
          <text:p text:style-name="P5"><text:a xlink:type="simple" xlink:href="#__RefHeading___Toc1864_295234804" text:style-name="Index_20_Link" text:visited-style-name="Index_20_Link">2 Monitoring &amp; Trouble-Shooting<text:tab/>6</text:a></text:p>
          <text:p text:style-name="P5"><text:a xlink:type="simple" xlink:href="#__RefHeading___Toc1866_295234804" text:style-name="Index_20_Link" text:visited-style-name="Index_20_Link">3 Virtual Machines (VirtualBox)<text:tab/>6</text:a></text:p>
          <text:p text:style-name="P3"><text:a xlink:type="simple" xlink:href="#__RefHeading___Toc1888_295234804" text:style-name="Index_20_Link" text:visited-style-name="Index_20_Link">Stage 07- Advanced Operations<text:tab/>6</text:a></text:p>
          <text:p text:style-name="P5"><text:a xlink:type="simple" xlink:href="#__RefHeading___Toc1890_295234804" text:style-name="Index_20_Link" text:visited-style-name="Index_20_Link">1 Hardening<text:tab/>6</text:a></text:p>
          <text:p text:style-name="P5"><text:a xlink:type="simple" xlink:href="#__RefHeading___Toc1894_295234804" text:style-name="Index_20_Link" text:visited-style-name="Index_20_Link">2 Version Control<text:tab/>6</text:a></text:p>
          <text:p text:style-name="P5"><text:a xlink:type="simple" xlink:href="#__RefHeading___Toc1892_295234804" text:style-name="Index_20_Link" text:visited-style-name="Index_20_Link">3 Configuration Management<text:tab/>6</text:a></text:p>
        </text:index-body>
      </text:table-of-content>
      <text:p text:style-name="P1"/>
      <text:h text:style-name="Heading_20_1" text:outline-level="1"><text:bookmark-start text:name="__RefHeading___Toc1818_295234804"/>Scenario:<text:bookmark-end text:name="__RefHeading___Toc1818_295234804"/></text:h>
      <text:p text:style-name="P2">The <text:span text:style-name="T2">Wood-Bee Company (WBC)</text:span> network needs to provide a platform to replace some existing Servers, and for some new services. Stand up a new computer and configure it per the Stages.</text:p>
      <text:h text:style-name="Heading_20_1" text:outline-level="1"><text:bookmark-start text:name="__RefHeading___Toc1820_295234804"/><text:soft-page-break/>Objective:<text:bookmark-end text:name="__RefHeading___Toc1820_295234804"/></text:h>
      <text:p text:style-name="P2">To complete each Stage and be tested and pass successfully before moving on to the next Stage.</text:p>
      <text:h text:style-name="P6" text:outline-level="1"><text:bookmark-start text:name="__RefHeading___Toc897_455010953"/>Prerequisites:<text:bookmark-end text:name="__RefHeading___Toc897_455010953"/></text:h>
      <text:h text:style-name="Heading_20_2" text:outline-level="2"><text:bookmark-start text:name="__RefHeading___Toc901_455010953"/>Computer-<text:bookmark-end text:name="__RefHeading___Toc901_455010953"/></text:h>
      <text:list xml:id="list1675958755" text:style-name="L1">
        <text:list-item>
          <text:list>
            <text:list-item>
              <text:p text:style-name="P13">Hard Drive space =&gt; 30-40GB minimum free space, recommend 60GB free</text:p>
            </text:list-item>
            <text:list-item>
              <text:p text:style-name="P13">Memory =&gt; 4GB Minimum (can still manage with 2GB but will be slow &amp; wont be able to have anything else running) Recommend at least 8GB</text:p>
            </text:list-item>
          </text:list>
        </text:list-item>
      </text:list>
      <text:h text:style-name="Heading_20_2" text:outline-level="2"><text:bookmark-start text:name="__RefHeading___Toc903_455010953"/>Software-<text:bookmark-end text:name="__RefHeading___Toc903_455010953"/></text:h>
      <text:list xml:id="list161618484033178" text:continue-numbering="true" text:style-name="L1">
        <text:list-item>
          <text:list>
            <text:list-item>
              <text:p text:style-name="P13">VirtualBox (Oracle) or Vmware (I recommend and use VirtualBox)</text:p>
              <text:list>
                <text:list-item>
                  <text:p text:style-name="P13">https://www.virtualbox.org/wiki/Downloads</text:p>
                </text:list-item>
              </text:list>
            </text:list-item>
            <text:list-item>
              <text:p text:style-name="P13">Latest release of GeckoLinux or OpenSUSE-Leap (for this training GeckoLinux is perfect and Light-Weight)</text:p>
              <text:list>
                <text:list-item>
                  <text:p text:style-name="P13">GeckoLinux =&gt; <text:a xlink:type="simple" xlink:href="https://sourceforge.net/projects/geckolinux/files/Static/422.170302/GeckoLinux_Gnome.x86_64-422.170302.0.iso/download" text:style-name="Internet_20_link" text:visited-style-name="Visited_20_Internet_20_Link">https://sourceforge.net/projects/geckolinux/files/Static/422.170302/GeckoLinux_Gnome.x86_64-422.170302.0.iso/download</text:a></text:p>
                </text:list-item>
                <text:list-item>
                  <text:p text:style-name="P14">OpenSUSE-Leap (At time of this release) =&gt; <text:a xlink:type="simple" xlink:href="https://software.opensuse.org/distributions/leap" text:style-name="Internet_20_link" text:visited-style-name="Visited_20_Internet_20_Link"><text:span text:style-name="T7">https://software.opensuse.org/distributions/leap</text:span></text:a></text:p>
                </text:list-item>
              </text:list>
            </text:list-item>
            <text:list-item>
              <text:p text:style-name="P15">ISO Image Burning software (“Windows disk image burner” built-in application is fine)</text:p>
            </text:list-item>
          </text:list>
        </text:list-item>
      </text:list>
      <text:h text:style-name="Heading_20_2" text:outline-level="2"><text:bookmark-start text:name="__RefHeading___Toc905_455010953"/>Optional- (But recommended)<text:bookmark-end text:name="__RefHeading___Toc905_455010953"/></text:h>
      <text:list xml:id="list161618287999005" text:continue-numbering="true" text:style-name="L1">
        <text:list-item>
          <text:list>
            <text:list-item>
              <text:p text:style-name="P15">Any form of external (or internal) additional storage for any files or notes you may want to keep and or use in the future.</text:p>
            </text:list-item>
            <text:list-item>
              <text:p text:style-name="P19">Hardware-</text:p>
              <text:list>
                <text:list-item>
                  <text:p text:style-name="P16">DVD-R (if OpenSUSE, CD-R if GeckoLinux) OR USB-Stick for ISO-Image</text:p>
                </text:list-item>
              </text:list>
            </text:list-item>
          </text:list>
        </text:list-item>
      </text:list>
      <text:h text:style-name="Heading_20_1" text:outline-level="1"><text:bookmark-start text:name="__RefHeading___Toc1822_295234804"/>Stages:<text:bookmark-end text:name="__RefHeading___Toc1822_295234804"/></text:h>
      <text:h text:style-name="P44" text:outline-level="2"><text:bookmark-start text:name="__RefHeading___Toc899_455010953"/>Stage 00- Setup<text:bookmark-end text:name="__RefHeading___Toc899_455010953"/></text:h>
      <text:list xml:id="list1013075065" text:style-name="L2">
        <text:list-item>
          <text:p text:style-name="P18"><text:span text:style-name="T8">On Your Own</text:span></text:p>
          <text:list>
            <text:list-item>
              <text:p text:style-name="P18">Download the ISO for the Linux version you wish to use.</text:p>
            </text:list-item>
            <text:list-item>
              <text:p text:style-name="P17">Download and install the VM software</text:p>
            </text:list-item>
            <text:list-item>
              <text:p text:style-name="P20"><text:soft-page-break/>Run the VM software =&gt; New =&gt; Linux =&gt; OpenSUSE-64bit</text:p>
              <text:list>
                <text:list-item>
                  <text:p text:style-name="P20">HDD =&gt; 30-40GB (25GB Min.)</text:p>
                </text:list-item>
                <text:list-item>
                  <text:p text:style-name="P20">Memory =&gt; 2GB Minimum</text:p>
                </text:list-item>
                <text:list-item>
                  <text:p text:style-name="P20">Most other options remain the Default</text:p>
                </text:list-item>
              </text:list>
            </text:list-item>
          </text:list>
        </text:list-item>
        <text:list-item>
          <text:p text:style-name="P21"><text:span text:style-name="T8">While in communication via IRC</text:span></text:p>
          <text:list>
            <text:list-item>
              <text:p text:style-name="P21">Start the new vm and point the image path to where you downloaded the ISO-Image</text:p>
            </text:list-item>
            <text:list-item>
              <text:p text:style-name="P20">Move to Stage 01</text:p>
            </text:list-item>
          </text:list>
        </text:list-item>
      </text:list>
      <text:h text:style-name="Heading_20_2" text:outline-level="2"><text:bookmark-start text:name="__RefHeading___Toc1824_295234804"/>Stage 01- Installation-<text:bookmark-end text:name="__RefHeading___Toc1824_295234804"/></text:h>
      <text:list xml:id="list2616126439" text:style-name="L3">
        <text:list-item>
          <text:p text:style-name="P22">Desktop Manager<text:span text:style-name="T3">=<text:tab/>Gnome</text:span></text:p>
        </text:list-item>
      </text:list>
      <text:h text:style-name="Heading_20_3" text:outline-level="3"><text:bookmark-start text:name="__RefHeading___Toc1834_295234804"/>Partitioning <text:span text:style-name="T4">(Custom/Expert)</text:span><text:bookmark-end text:name="__RefHeading___Toc1834_295234804"/></text:h>
      <text:list xml:id="list2016438556" text:style-name="L4">
        <text:list-item>
          <text:p text:style-name="P24">/<text:span text:style-name="T4">dev/sda1<text:tab/></text:span>Boot- </text:p>
          <text:list>
            <text:list-item>
              <text:p text:style-name="P25"><text:span text:style-name="T5">Primary Partition<text:tab/></text:span>/boot<text:tab/>=<text:tab/>1GB<text:tab/><text:span text:style-name="T4">ext4</text:span></text:p>
            </text:list-item>
          </text:list>
        </text:list-item>
        <text:list-item>
          <text:p text:style-name="P24">/<text:span text:style-name="T4">dev/sda2<text:tab/></text:span>Swap- </text:p>
          <text:list>
            <text:list-item>
              <text:p text:style-name="P28"><text:span text:style-name="T5">Primary Partition<text:tab/></text:span>swap<text:tab/>=<text:tab/>2GB<text:tab/>swap</text:p>
            </text:list-item>
          </text:list>
        </text:list-item>
        <text:list-item>
          <text:p text:style-name="P29">/dev/sda3<text:tab/><text:span text:style-name="T1">Logical Volume Management (LVM)</text:span>-</text:p>
          <text:list>
            <text:list-item>
              <text:p text:style-name="P30">Primary Partition<text:tab/>for lvm<text:tab/>Max<text:tab/>ext4</text:p>
            </text:list-item>
            <text:list-item>
              <text:p text:style-name="P31">Logical Volume Management (LVM)</text:p>
              <text:list>
                <text:list-item>
                  <text:p text:style-name="P25">Volume name “<text:span text:style-name="T2">system” </text:span></text:p>
                </text:list-item>
                <text:list-item>
                  <text:p text:style-name="P26">LVM Partition Layout</text:p>
                  <text:list>
                    <text:list-item>
                      <text:p text:style-name="P27">/opt<text:tab/><text:tab/>=<text:tab/>1GB<text:span text:style-name="T5"><text:tab/>ext4</text:span></text:p>
                    </text:list-item>
                    <text:list-item>
                      <text:p text:style-name="P27">/tmp<text:tab/><text:tab/>=<text:tab/>1GB<text:span text:style-name="T5"><text:tab/>ext4</text:span></text:p>
                    </text:list-item>
                    <text:list-item>
                      <text:p text:style-name="P27">/var<text:tab/><text:tab/>=<text:tab/>1GB<text:span text:style-name="T5"><text:tab/>ext4</text:span></text:p>
                    </text:list-item>
                    <text:list-item>
                      <text:p text:style-name="P27">/var/log<text:tab/>=<text:tab/>2GB<text:span text:style-name="T5"><text:tab/>ext4</text:span></text:p>
                    </text:list-item>
                    <text:list-item>
                      <text:p text:style-name="P27">/srv<text:tab/><text:tab/>=<text:tab/>8Gb<text:span text:style-name="T5"><text:tab/>ext4</text:span></text:p>
                    </text:list-item>
                    <text:list-item>
                      <text:p text:style-name="P27">/home<text:tab/><text:tab/>=<text:tab/>Max<text:span text:style-name="T5"><text:tab/>ext4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bookmark-start text:name="__RefHeading___Toc1838_295234804"/>Applications, <text:span text:style-name="T2">User,</text:span> <text:span text:style-name="T2">&amp; Software</text:span><text:bookmark-end text:name="__RefHeading___Toc1838_295234804"/></text:h>
      <text:list xml:id="list161619289265004" text:continue-list="list2616126439" text:style-name="L3">
        <text:list-item>
          <text:p text:style-name="P22">User, Password, &amp; root Password</text:p>
          <text:list>
            <text:list-item>
              <text:p text:style-name="P32">User= <text:span text:style-name="T8">training</text:span></text:p>
            </text:list-item>
            <text:list-item>
              <text:p text:style-name="P32"><text:soft-page-break/>Password= <text:span text:style-name="T8">linux</text:span> (same for root)</text:p>
            </text:list-item>
          </text:list>
        </text:list-item>
        <text:list-item>
          <text:p text:style-name="P23">MultiMedia<text:span text:style-name="T3">=<text:tab/>ALL</text:span></text:p>
        </text:list-item>
        <text:list-item>
          <text:p text:style-name="P23">Add-on<text:span text:style-name="T3">=<text:tab/>Remote, Office, C++, RPM Devel</text:span></text:p>
        </text:list-item>
        <text:list-item>
          <text:p text:style-name="P23">Servers<text:span text:style-name="T3">=<text:tab/>File, LAMP, </text:span></text:p>
        </text:list-item>
      </text:list>
      <text:h text:style-name="Heading_20_2" text:outline-level="2"><text:bookmark-start text:name="__RefHeading___Toc1826_295234804"/>Stage 02- Network Configuration<text:bookmark-end text:name="__RefHeading___Toc1826_295234804"/></text:h>
      <text:h text:style-name="P7" text:outline-level="3"><text:bookmark-start text:name="__RefHeading___Toc1871_295234804"/>Hostname, IP, DNS, Route<text:bookmark-end text:name="__RefHeading___Toc1871_295234804"/></text:h>
      <text:list xml:id="list1094488946" text:style-name="L5">
        <text:list-item>
          <text:p text:style-name="P33">Hostname=<text:tab/>wbclearn</text:p>
        </text:list-item>
        <text:list-item>
          <text:p text:style-name="P33">Domain=<text:tab/>woodbeeco.com</text:p>
        </text:list-item>
        <text:list-item>
          <text:p text:style-name="P34">IP-Address=<text:tab/><text:span text:style-name="T9">TBD (While in communication via IRC)</text:span></text:p>
        </text:list-item>
        <text:list-item>
          <text:p text:style-name="P34"><text:span text:style-name="T6">Gateway</text:span>=<text:tab/><text:span text:style-name="T9">TBD (While in communication via IRC)</text:span></text:p>
        </text:list-item>
        <text:list-item>
          <text:p text:style-name="P34">DNS=<text:tab/><text:tab/><text:span text:style-name="T9">TBD (While in communication via IRC)</text:span></text:p>
          <text:list>
            <text:list-item>
              <text:p text:style-name="P34">Search=<text:tab/><text:span text:style-name="T9">TBD (While in communication via IRC)</text:span></text:p>
            </text:list-item>
          </text:list>
        </text:list-item>
      </text:list>
      <text:h text:style-name="Heading_20_3" text:outline-level="3"><text:bookmark-start text:name="__RefHeading___Toc1840_295234804"/>Update Software<text:bookmark-end text:name="__RefHeading___Toc1840_295234804"/></text:h>
      <text:list xml:id="list3962280487" text:style-name="L6">
        <text:list-item>
          <text:p text:style-name="P36">YaST</text:p>
        </text:list-item>
        <text:list-item>
          <text:p text:style-name="P36">Zypper</text:p>
        </text:list-item>
      </text:list>
      <text:h text:style-name="P8" text:outline-level="3"><text:bookmark-start text:name="__RefHeading___Toc1873_295234804"/>Remote Access<text:bookmark-end text:name="__RefHeading___Toc1873_295234804"/></text:h>
      <text:list xml:id="list3796304557" text:style-name="L7">
        <text:list-item>
          <text:p text:style-name="P37">SSH-<text:tab/>Enable</text:p>
          <text:list>
            <text:list-item>
              <text:p text:style-name="P37">Open Port (YaST)</text:p>
            </text:list-item>
          </text:list>
        </text:list-item>
      </text:list>
      <text:h text:style-name="Heading_20_3" text:outline-level="3"><text:bookmark-start text:name="__RefHeading___Toc1842_295234804"/>User Access<text:bookmark-end text:name="__RefHeading___Toc1842_295234804"/></text:h>
      <text:list xml:id="list689482869" text:style-name="L8">
        <text:list-item>
          <text:p text:style-name="P35"><text:span text:style-name="T9">training</text:span>=<text:tab/>RSA Key, Authorized_keys</text:p>
        </text:list-item>
        <text:list-item>
          <text:p text:style-name="P35">root=<text:tab/>Authorized_keys, /etc/hosts PermitRootLogin</text:p>
        </text:list-item>
      </text:list>
      <text:h text:style-name="P45" text:outline-level="2"><text:bookmark-start text:name="__RefHeading___Toc1828_295234804"/><text:soft-page-break/>Stage 03- <text:span text:style-name="T2">Applications</text:span><text:bookmark-end text:name="__RefHeading___Toc1828_295234804"/></text:h>
      <text:h text:style-name="Heading_20_3" text:outline-level="3"><text:bookmark-start text:name="__RefHeading___Toc1875_295234804"/>Repositories<text:bookmark-end text:name="__RefHeading___Toc1875_295234804"/></text:h>
      <text:h text:style-name="Heading_20_3" text:outline-level="3"><text:bookmark-start text:name="__RefHeading___Toc1877_295234804"/>RPM management<text:bookmark-end text:name="__RefHeading___Toc1877_295234804"/></text:h>
      <text:h text:style-name="Heading_20_3" text:outline-level="3"><text:bookmark-start text:name="__RefHeading___Toc1879_295234804"/>Source Management<text:bookmark-end text:name="__RefHeading___Toc1879_295234804"/></text:h>
      <text:h text:style-name="P45" text:outline-level="2"><text:bookmark-start text:name="__RefHeading___Toc1881_295234804"/>Stage 0<text:span text:style-name="T2">4- </text:span>Servers<text:bookmark-end text:name="__RefHeading___Toc1881_295234804"/></text:h>
      <text:h text:style-name="Heading_20_3" text:outline-level="3"><text:bookmark-start text:name="__RefHeading___Toc1846_295234804"/>NFS<text:bookmark-end text:name="__RefHeading___Toc1846_295234804"/></text:h>
      <text:list xml:id="list2698988813" text:style-name="L9">
        <text:list-item>
          <text:p text:style-name="P38">Client</text:p>
        </text:list-item>
        <text:list-item>
          <text:p text:style-name="P38">Server</text:p>
        </text:list-item>
      </text:list>
      <text:h text:style-name="Heading_20_3" text:outline-level="3"><text:bookmark-start text:name="__RefHeading___Toc1848_295234804"/>SFTP<text:bookmark-end text:name="__RefHeading___Toc1848_295234804"/></text:h>
      <text:list xml:id="list2376362416" text:style-name="L10">
        <text:list-item>
          <text:p text:style-name="P39">Standard</text:p>
        </text:list-item>
        <text:list-item>
          <text:p text:style-name="P39">Chroot Jails</text:p>
        </text:list-item>
      </text:list>
      <text:h text:style-name="Heading_20_3" text:outline-level="3"><text:bookmark-start text:name="__RefHeading___Toc1850_295234804"/>Web<text:bookmark-end text:name="__RefHeading___Toc1850_295234804"/></text:h>
      <text:list xml:id="list3233997419" text:style-name="L11">
        <text:list-item>
          <text:p text:style-name="P40">Standard</text:p>
        </text:list-item>
        <text:list-item>
          <text:p text:style-name="P40">VHosts</text:p>
        </text:list-item>
      </text:list>
      <text:h text:style-name="Heading_20_2" text:outline-level="2"><text:bookmark-start text:name="__RefHeading___Toc1830_295234804"/>Stage 0<text:span text:style-name="T2">5</text:span>- Automation <text:span text:style-name="T1">&amp; System Management</text:span><text:bookmark-end text:name="__RefHeading___Toc1830_295234804"/></text:h>
      <text:h text:style-name="Heading_20_3" text:outline-level="3"><text:bookmark-start text:name="__RefHeading___Toc1852_295234804"/>Scripting<text:bookmark-end text:name="__RefHeading___Toc1852_295234804"/></text:h>
      <text:h text:style-name="Heading_20_3" text:outline-level="3"><text:bookmark-start text:name="__RefHeading___Toc1860_295234804"/>LVM Management<text:bookmark-end text:name="__RefHeading___Toc1860_295234804"/></text:h>
      <text:h text:style-name="Heading_20_2" text:outline-level="2"><text:bookmark-start text:name="__RefHeading___Toc1832_295234804"/>Stage 0<text:span text:style-name="T6">6</text:span>- Backup, <text:span text:style-name="T1">Maintenance, &amp; Monitoring</text:span><text:bookmark-end text:name="__RefHeading___Toc1832_295234804"/></text:h>
      <text:h text:style-name="Heading_20_3" text:outline-level="3"><text:bookmark-start text:name="__RefHeading___Toc1862_295234804"/>SystemD<text:bookmark-end text:name="__RefHeading___Toc1862_295234804"/></text:h>
      <text:list xml:id="list32443637" text:style-name="L12">
        <text:list-item>
          <text:p text:style-name="P42">Basics</text:p>
        </text:list-item>
      </text:list>
      <text:h text:style-name="P9" text:outline-level="3"><text:bookmark-start text:name="__RefHeading___Toc1864_295234804"/><text:soft-page-break/><text:span text:style-name="T6">Monitoring &amp; </text:span>Trouble-Shooting<text:bookmark-end text:name="__RefHeading___Toc1864_295234804"/></text:h>
      <text:h text:style-name="Heading_20_3" text:outline-level="3"><text:bookmark-start text:name="__RefHeading___Toc1866_295234804"/>Virtual Machines <text:span text:style-name="T1">(VirtualBox)</text:span><text:bookmark-end text:name="__RefHeading___Toc1866_295234804"/></text:h>
      <text:h text:style-name="P46" text:outline-level="2"><text:bookmark-start text:name="__RefHeading___Toc1888_295234804"/>Stage 07- Advanced Operations<text:bookmark-end text:name="__RefHeading___Toc1888_295234804"/></text:h>
      <text:h text:style-name="P10" text:outline-level="3"><text:bookmark-start text:name="__RefHeading___Toc1890_295234804"/>Hardening<text:bookmark-end text:name="__RefHeading___Toc1890_295234804"/></text:h>
      <text:h text:style-name="P11" text:outline-level="3"><text:bookmark-start text:name="__RefHeading___Toc1894_295234804"/>Version Control<text:bookmark-end text:name="__RefHeading___Toc1894_295234804"/></text:h>
      <text:list xml:id="list3641532344" text:style-name="L13">
        <text:list-item>
          <text:p text:style-name="P43">Git</text:p>
        </text:list-item>
      </text:list>
      <text:h text:style-name="P12" text:outline-level="3"><text:bookmark-start text:name="__RefHeading___Toc1892_295234804"/>Configuration Management<text:bookmark-end text:name="__RefHeading___Toc1892_295234804"/></text:h>
      <text:list xml:id="list4274530453" text:style-name="L14">
        <text:list-item>
          <text:p text:style-name="P41">Puppe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12:56:04.220352321</meta:creation-date>
    <dc:date>2017-10-20T16:16:17.396949897</dc:date>
    <meta:editing-duration>PT47M25S</meta:editing-duration>
    <meta:editing-cycles>13</meta:editing-cycles>
    <meta:generator>LibreOffice/5.3.5.2$Linux_X86_64 LibreOffice_project/30m0$Build-2</meta:generator>
    <meta:document-statistic meta:table-count="0" meta:image-count="0" meta:object-count="0" meta:page-count="6" meta:paragraph-count="138" meta:word-count="684" meta:character-count="3937" meta:non-whitespace-character-count="3464"/>
  </office:meta>
</office:document-meta>
</file>